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fill="none" draw:textarea-vertical-align="middle"/>
    </style:style>
    <style:style style:name="gr2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objectwithoutfill">
      <style:graphic-properties draw:stroke="solid"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svg:stroke-color="#000000" draw:fill="none" draw:fill-color="#ffffff" fo:min-height="1.8cm"/>
    </style:style>
    <style:style style:name="gr9" style:family="graphic" style:parent-style-name="objectwithoutfill">
      <style:graphic-properties draw:stroke="solid"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9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draw:stroke="none" svg:stroke-color="#000000" draw:fill="none" draw:fill-color="#ffffff" fo:min-height="0.9cm"/>
    </style:style>
    <style:style style:name="gr13" style:family="graphic" style:parent-style-name="standard">
      <style:graphic-properties draw:stroke="none" svg:stroke-color="#000000" draw:fill="none" draw:fill-color="#ffffff" fo:min-height="0.55cm"/>
    </style:style>
    <style:style style:name="gr14" style:family="graphic" style:parent-style-name="standard">
      <style:graphic-properties draw:stroke="none" svg:stroke-color="#000000" draw:fill="none" draw:fill-color="#ffffff" fo:min-height="0.45cm"/>
    </style:style>
    <style:style style:name="gr15" style:family="graphic" style:parent-style-name="standard">
      <style:graphic-properties draw:stroke="none" svg:stroke-color="#000000" draw:fill="none" draw:fill-color="#ffffff" fo:min-height="0.85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cm" svg:y1="3.5cm" svg:x2="11.1cm" svg:y2="3.5cm">
          <text:p/>
        </draw:line>
        <draw:line draw:style-name="gr1" draw:text-style-name="P1" draw:layer="layout" svg:x1="9.3cm" svg:y1="3.5cm" svg:x2="9.3cm" svg:y2="5.1cm">
          <text:p/>
        </draw:line>
        <draw:custom-shape draw:style-name="gr2" draw:text-style-name="P1" draw:layer="layout" svg:width="0.7cm" svg:height="2.1cm" svg:x="8.9cm" svg:y="5.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43cm" svg:y1="7.221cm" svg:x2="9.243cm" svg:y2="8.221cm">
          <text:p/>
        </draw:line>
        <draw:line draw:style-name="gr1" draw:text-style-name="P1" draw:layer="layout" svg:x1="9.3cm" svg:y1="10.3cm" svg:x2="9.3cm" svg:y2="11.8cm">
          <text:p/>
        </draw:line>
        <draw:line draw:style-name="gr1" draw:text-style-name="P1" draw:layer="layout" svg:x1="2.4cm" svg:y1="11.9cm" svg:x2="14.9cm" svg:y2="11.9cm">
          <text:p/>
        </draw:line>
        <draw:line draw:style-name="gr3" draw:text-style-name="P1" draw:layer="layout" svg:x1="9.3cm" svg:y1="7.7cm" svg:x2="14.8cm" svg:y2="7.7cm">
          <text:p/>
        </draw:line>
        <draw:custom-shape draw:style-name="gr2" draw:text-style-name="P1" draw:layer="layout" svg:width="0.7cm" svg:height="2.1cm" svg:x="8.9cm" svg:y="8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7cm" svg:height="0.962cm" svg:x="2cm" svg:y="2.338cm">
          <draw:text-box>
            <text:p>+5V</text:p>
          </draw:text-box>
        </draw:frame>
        <draw:line draw:style-name="gr5" draw:text-style-name="P1" draw:layer="measurelines" svg:x1="8.7cm" svg:y1="10.3cm" svg:x2="10.1cm" svg:y2="8.2cm">
          <text:p/>
        </draw:line>
        <draw:frame draw:style-name="gr6" draw:layer="measurelines" svg:width="2.7cm" svg:height="1.75cm" svg:x="14.9cm" svg:y="6.834cm">
          <draw:text-box>
            <text:p>Arduino</text:p>
            <text:p>(A0)</text:p>
          </draw:text-box>
        </draw:frame>
        <draw:frame draw:style-name="gr7" draw:layer="measurelines" svg:width="3.6cm" svg:height="1.882cm" svg:x="4.7cm" svg:y="8.527cm">
          <draw:text-box>
            <text:p>Thermistor</text:p>
            <text:p>(R<text:span text:style-name="T1">T</text:span>)</text:p>
          </draw:text-box>
        </draw:frame>
        <draw:frame draw:style-name="gr8" draw:layer="measurelines" svg:width="2.9cm" svg:height="2.593cm" svg:x="5.4cm" svg:y="4.907cm">
          <draw:text-box>
            <text:p>Resistor</text:p>
            <text:p>(R<text:span text:style-name="T1">S</text:span>)</text:p>
            <text:p>100k<text:span text:style-name="T2">Ω</text:span></text:p>
          </draw:text-box>
        </draw:frame>
        <draw:line draw:style-name="gr9" draw:text-style-name="P1" draw:layer="measurelines" svg:x1="3cm" svg:y1="11.9cm" svg:x2="3cm" svg:y2="12.3cm">
          <text:p/>
        </draw:line>
        <draw:line draw:style-name="gr9" draw:text-style-name="P1" draw:layer="measurelines" svg:x1="2.4cm" svg:y1="12.3cm" svg:x2="3.6cm" svg:y2="12.3cm">
          <text:p/>
        </draw:line>
        <draw:line draw:style-name="gr9" draw:text-style-name="P1" draw:layer="measurelines" svg:x1="2.6cm" svg:y1="12.5cm" svg:x2="3.4cm" svg:y2="12.5cm">
          <text:p/>
        </draw:line>
        <draw:line draw:style-name="gr9" draw:text-style-name="P1" draw:layer="measurelines" svg:x1="2.9cm" svg:y1="12.7cm" svg:x2="3.2cm" svg:y2="12.7cm">
          <text:p/>
        </draw:line>
        <draw:custom-shape draw:style-name="gr2" draw:text-style-name="P1" draw:layer="measurelines" svg:width="0.3cm" svg:height="0.3cm" svg:x="2.3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measurelines" svg:x1="2.6cm" svg:y1="19.5cm" svg:x2="5.8cm" svg:y2="19.5cm">
          <text:p/>
        </draw:line>
        <draw:custom-shape draw:style-name="gr2" draw:text-style-name="P1" draw:layer="measurelines" svg:width="2.4cm" svg:height="0.8cm" draw:transform="rotate (0.00645771823237902) translate (5.797cm 19.10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2cm" svg:height="1.8cm" svg:x="9.3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measurelines" svg:x1="8.2cm" svg:y1="19.5cm" svg:x2="10.3cm" svg:y2="19.5cm">
          <text:p/>
        </draw:line>
        <draw:line draw:style-name="gr9" draw:text-style-name="P1" draw:layer="measurelines" svg:x1="10.3cm" svg:y1="19cm" svg:x2="10.3cm" svg:y2="20.4cm">
          <text:p/>
        </draw:line>
        <draw:line draw:style-name="gr5" draw:text-style-name="P1" draw:layer="measurelines" svg:x1="10.3cm" svg:y1="19.5cm" svg:x2="11.1cm" svg:y2="20.1cm">
          <text:p/>
        </draw:line>
        <draw:line draw:style-name="gr9" draw:text-style-name="P1" draw:layer="measurelines" svg:x1="10.3cm" svg:y1="19cm" svg:x2="10.7cm" svg:y2="18.9cm">
          <text:p/>
        </draw:line>
        <draw:line draw:style-name="gr9" draw:text-style-name="P1" draw:layer="measurelines" svg:x1="10.7cm" svg:y1="18.9cm" svg:x2="10.7cm" svg:y2="16.2cm">
          <text:p/>
        </draw:line>
        <draw:line draw:style-name="gr9" draw:text-style-name="P1" draw:layer="measurelines" svg:x1="9.5cm" svg:y1="16.2cm" svg:x2="12cm" svg:y2="16.2cm">
          <text:p/>
        </draw:line>
        <draw:frame draw:style-name="gr10" draw:layer="measurelines" svg:width="3.2cm" svg:height="3.15cm" svg:x="0.9cm" svg:y="19.8cm">
          <draw:text-box>
            <text:p>Arduino</text:p>
            <text:p>Analogue</text:p>
            <text:p>Output</text:p>
          </draw:text-box>
        </draw:frame>
        <draw:frame draw:style-name="gr11" draw:layer="measurelines" svg:width="2cm" svg:height="0.962cm" svg:x="9.8cm" svg:y="15cm">
          <draw:text-box>
            <text:p>+12V</text:p>
          </draw:text-box>
        </draw:frame>
        <draw:frame draw:style-name="gr12" draw:layer="layout" svg:width="2.9cm" svg:height="1.673cm" svg:x="5.5cm" svg:y="17.2cm">
          <draw:text-box>
            <text:p>Resistor</text:p>
            <text:p>1k<text:span text:style-name="T2">Ω</text:span></text:p>
          </draw:text-box>
        </draw:frame>
        <draw:g>
          <draw:custom-shape draw:style-name="gr2" draw:text-style-name="P1" draw:layer="measurelines" svg:width="2.4cm" svg:height="0.8cm" draw:transform="rotate (-1.56241874638532) translate (11.484cm 22.6cm)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measurelines" svg:x1="11.084cm" svg:y1="25cm" svg:x2="11.084cm" svg:y2="26.7cm">
            <text:p/>
          </draw:line>
          <draw:line draw:style-name="gr9" draw:text-style-name="P1" draw:layer="measurelines" svg:x1="9.884cm" svg:y1="26.7cm" svg:x2="12.384cm" svg:y2="26.7cm">
            <text:p/>
          </draw:line>
          <draw:frame draw:style-name="gr13" draw:layer="measurelines" svg:width="1.3cm" svg:height="0.962cm" svg:x="10.484cm" svg:y="27cm">
            <draw:text-box>
              <text:p>0V</text:p>
            </draw:text-box>
          </draw:frame>
          <draw:frame draw:style-name="gr14" draw:layer="measurelines" svg:width="1.7cm" svg:height="1.673cm" svg:x="9.184cm" svg:y="22.6cm">
            <draw:text-box>
              <text:p/>
              <text:p>22<text:span text:style-name="T2">Ω</text:span></text:p>
            </draw:text-box>
          </draw:frame>
          <draw:frame draw:style-name="gr15" draw:layer="layout" svg:width="2.51cm" svg:height="1.882cm" svg:x="11.778cm" svg:y="22.906cm">
            <draw:text-box>
              <text:p>Heater</text:p>
              <text:p>(R<text:span text:style-name="T1">L</text:span><text:span text:style-name="T3">)</text:span></text:p>
            </draw:text-box>
          </draw:frame>
          <draw:custom-shape draw:style-name="gr2" draw:text-style-name="P1" draw:layer="layout" svg:width="2.4cm" svg:height="0.8cm" draw:transform="rotate (-1.56241874638532) translate (7.264cm 22.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4cm" svg:height="0.8cm" draw:transform="rotate (-1.56241874638532) translate (9.364cm 22.6cm)">
            <text:p/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11.084cm" svg:y1="22cm" svg:x2="6.884cm" svg:y2="22cm">
            <text:p/>
          </draw:line>
          <draw:line draw:style-name="gr16" draw:text-style-name="P1" draw:layer="layout" svg:x1="11.084cm" svg:y1="25.7cm" svg:x2="6.884cm" svg:y2="25.7cm">
            <text:p/>
          </draw:line>
          <draw:line draw:style-name="gr16" draw:text-style-name="P1" draw:layer="layout" svg:x1="8.984cm" svg:y1="25cm" svg:x2="8.984cm" svg:y2="25.7cm">
            <text:p/>
          </draw:line>
          <draw:line draw:style-name="gr16" draw:text-style-name="P1" draw:layer="layout" svg:x1="6.884cm" svg:y1="25cm" svg:x2="6.884cm" svg:y2="25.7cm">
            <text:p/>
          </draw:line>
          <draw:line draw:style-name="gr16" draw:text-style-name="P1" draw:layer="layout" svg:x1="6.884cm" svg:y1="22.6cm" svg:x2="6.884cm" svg:y2="22cm">
            <text:p/>
          </draw:line>
          <draw:line draw:style-name="gr16" draw:text-style-name="P1" draw:layer="layout" svg:x1="8.984cm" svg:y1="22.6cm" svg:x2="8.984cm" svg:y2="22cm">
            <text:p/>
          </draw:line>
          <draw:frame draw:style-name="gr11" draw:layer="layout" svg:width="1.7cm" svg:height="0.962cm" svg:x="7.084cm" svg:y="23.338cm">
            <draw:text-box>
              <text:p>22<text:span text:style-name="T2">Ω</text:span></text:p>
            </draw:text-box>
          </draw:frame>
          <draw:frame draw:style-name="gr17" draw:layer="layout" svg:width="1.7cm" svg:height="0.962cm" svg:x="4.984cm" svg:y="23.338cm">
            <draw:text-box>
              <text:p>22<text:span text:style-name="T2">Ω</text:span></text:p>
            </draw:text-box>
          </draw:frame>
        </draw:g>
        <draw:line draw:style-name="gr16" draw:text-style-name="P1" draw:layer="layout" svg:x1="11.1cm" svg:y1="20.1cm" svg:x2="11.113cm" svg:y2="22.5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a Jones</meta:initial-creator>
    <meta:creation-date>2015-01-04T09:40:11.551021115</meta:creation-date>
    <dc:date>2015-01-04T14:10:23.906962623</dc:date>
    <dc:creator>Laura Jones</dc:creator>
    <meta:editing-duration>PT30M16S</meta:editing-duration>
    <meta:editing-cycles>10</meta:editing-cycles>
    <meta:generator>LibreOffice/4.2.6.3$Linux_X86_64 LibreOffice_project/420m0$Build-3</meta:generator>
    <meta:document-statistic meta:object-count="48"/>
  </office:meta>
</office:document-meta>
</file>